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Georgia" svg:font-family="Georgia"/>
    <style:font-face style:name="Lato" svg:font-family="Lato"/>
    <style:font-face style:name="Lato Hairline" svg:font-family="'Lato Hairline'"/>
    <style:font-face style:name="Lato Light" svg:font-family="'Lato Light'"/>
    <style:font-face style:name="Lato Medium" svg:font-family="'Lato Medium'"/>
    <style:font-face style:name="FreeSans1" svg:font-family="FreeSans" style:font-family-generic="swiss"/>
    <style:font-face style:name="Lato1" svg:font-family="Lato" style:font-pitch="variable"/>
    <style:font-face style:name="Lato2" svg:font-family="Lato" style:font-adornments="Regular" style:font-pitch="variable"/>
    <style:font-face style:name="Lato Thin" svg:font-family="'Lato Thin'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Lato"/>
    </style:style>
    <style:style style:name="P3" style:family="paragraph" style:parent-style-name="Standard">
      <style:paragraph-properties fo:margin-top="0cm" fo:margin-bottom="0cm" loext:contextual-spacing="false"/>
      <style:text-properties style:font-name="Lato" fo:font-size="10pt" style:font-size-asian="10pt"/>
    </style:style>
    <style:style style:name="P4" style:family="paragraph" style:parent-style-name="Standard">
      <style:paragraph-properties fo:margin-top="0cm" fo:margin-bottom="0cm" loext:contextual-spacing="false"/>
      <style:text-properties style:font-name="Lato" fo:font-size="10pt" officeooo:paragraph-rsid="001e82af" style:font-size-asian="10pt"/>
    </style:style>
    <style:style style:name="P5" style:family="paragraph" style:parent-style-name="Standard">
      <style:paragraph-properties fo:margin-top="0cm" fo:margin-bottom="0cm" loext:contextual-spacing="false"/>
      <style:text-properties style:font-name="Lato"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/>
      <style:text-properties style:font-name="Lato" fo:font-size="10pt" officeooo:paragraph-rsid="002e40c3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/>
      <style:text-properties style:font-name="Lato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top="0cm" fo:margin-bottom="0cm" loext:contextual-spacing="false"/>
      <style:text-properties style:font-name="Lato" fo:font-weight="bold" style:font-weight-asian="bold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1ef307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20e855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23c8fd"/>
    </style:style>
    <style:style style:name="P12" style:family="paragraph" style:parent-style-name="Standard">
      <style:paragraph-properties fo:margin-top="0cm" fo:margin-bottom="0cm" loext:contextual-spacing="false"/>
      <style:text-properties fo:color="#404040" style:font-name="Lato" fo:font-size="10pt" fo:font-weight="bold" style:font-size-asian="10pt" style:font-weight-asian="bold"/>
    </style:style>
    <style:style style:name="P13" style:family="paragraph" style:parent-style-name="Standard">
      <style:paragraph-properties fo:margin-top="0cm" fo:margin-bottom="0cm" loext:contextual-spacing="false"/>
      <style:text-properties fo:color="#595959" style:font-name="Lato" fo:font-size="10p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/>
      <style:text-properties fo:color="#595959" style:font-name="Lato" fo:font-size="10pt" officeooo:rsid="002cb09f" officeooo:paragraph-rsid="002cb09f" style:font-size-asian="10pt" style:font-size-complex="10pt"/>
    </style:style>
    <style:style style:name="P15" style:family="paragraph" style:parent-style-name="List_20_Paragraph">
      <style:paragraph-properties fo:margin-top="0cm" fo:margin-bottom="0cm" loext:contextual-spacing="false"/>
      <style:text-properties style:font-name="Lato" fo:font-size="10pt" style:font-size-asian="10pt"/>
    </style:style>
    <style:style style:name="P16" style:family="paragraph" style:parent-style-name="List_20_Paragraph">
      <style:paragraph-properties fo:margin-top="0cm" fo:margin-bottom="0cm" loext:contextual-spacing="false"/>
      <style:text-properties style:font-name="Lato" fo:font-size="10pt" officeooo:paragraph-rsid="0025fd69" style:font-size-asian="10pt"/>
    </style:style>
    <style:style style:name="P17" style:family="paragraph" style:parent-style-name="Heading_20_1">
      <style:paragraph-properties fo:margin-top="0cm" fo:margin-bottom="0cm" loext:contextual-spacing="false"/>
    </style:style>
    <style:style style:name="P18" style:family="paragraph" style:parent-style-name="Heading_20_1">
      <style:paragraph-properties fo:margin-top="0cm" fo:margin-bottom="0cm" loext:contextual-spacing="false"/>
      <style:text-properties style:font-name="Lato"/>
    </style:style>
    <style:style style:name="P19" style:family="paragraph" style:parent-style-name="Heading_20_1">
      <style:paragraph-properties fo:margin-top="0cm" fo:margin-bottom="0cm" loext:contextual-spacing="false"/>
      <style:text-properties style:font-name="Lato" officeooo:rsid="0023c8fd" officeooo:paragraph-rsid="0023c8fd"/>
    </style:style>
    <style:style style:name="P20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Lato" fo:font-size="10pt" style:font-size-asian="10pt"/>
    </style:style>
    <style:style style:name="P21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</style:style>
    <style:style style:name="P22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1"/>
    </style:style>
    <style:style style:name="P23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fo:font-weight="bold" style:font-size-asian="10pt" style:font-weight-asian="bold"/>
    </style:style>
    <style:style style:name="P24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style:font-size-asian="10pt"/>
    </style:style>
    <style:style style:name="P25" style:family="paragraph" style:parent-style-name="Contact_20_Info">
      <style:text-properties officeooo:paragraph-rsid="002f3e81"/>
    </style:style>
    <style:style style:name="P26" style:family="paragraph" style:parent-style-name="Standard">
      <style:paragraph-properties fo:margin-top="0cm" fo:margin-bottom="0cm" loext:contextual-spacing="false"/>
      <style:text-properties style:font-name="Lato" officeooo:rsid="003ac5e3"/>
    </style:style>
    <style:style style:name="P27" style:family="paragraph" style:parent-style-name="Standard">
      <style:paragraph-properties fo:margin-top="0cm" fo:margin-bottom="0cm" loext:contextual-spacing="false"/>
      <style:text-properties style:font-name="Lato" officeooo:rsid="003ac5e3" officeooo:paragraph-rsid="003ac5e3"/>
    </style:style>
    <style:style style:name="P28" style:family="paragraph" style:parent-style-name="Heading_20_1">
      <style:paragraph-properties fo:margin-top="0cm" fo:margin-bottom="0cm" loext:contextual-spacing="false"/>
      <style:text-properties style:font-name="Lato"/>
    </style:style>
    <style:style style:name="P29" style:family="paragraph" style:parent-style-name="Name" style:master-page-name="Standard">
      <style:paragraph-properties fo:margin-top="0cm" fo:margin-bottom="0cm" loext:contextual-spacing="false" style:page-number="auto"/>
      <style:text-properties style:font-name="Lato"/>
    </style:style>
    <style:style style:name="P30" style:family="paragraph" style:parent-style-name="List_20_Paragraph" style:list-style-name="WWNum9">
      <style:paragraph-properties fo:margin-top="0cm" fo:margin-bottom="0cm" loext:contextual-spacing="false"/>
      <style:text-properties officeooo:rsid="001ef307" officeooo:paragraph-rsid="001ef307"/>
    </style:style>
    <style:style style:name="P31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1ef307" officeooo:paragraph-rsid="001ef307" style:font-size-asian="10pt"/>
    </style:style>
    <style:style style:name="P32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style:font-size-asian="10pt"/>
    </style:style>
    <style:style style:name="P33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0e855" officeooo:paragraph-rsid="0020e855" style:font-size-asian="10pt"/>
    </style:style>
    <style:style style:name="P34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1e82af" officeooo:paragraph-rsid="001e82af" style:font-size-asian="10pt"/>
    </style:style>
    <style:style style:name="P35" style:family="paragraph" style:parent-style-name="List_20_Paragraph" style:list-style-name="WWNum3">
      <style:paragraph-properties fo:margin-top="0cm" fo:margin-bottom="0cm" loext:contextual-spacing="false"/>
      <style:text-properties style:font-name="Lato" fo:font-size="10pt" style:font-size-asian="10pt"/>
    </style:style>
    <style:style style:name="P36" style:family="paragraph" style:parent-style-name="List_20_Paragraph" style:list-style-name="WWNum3">
      <style:paragraph-properties fo:margin-top="0cm" fo:margin-bottom="0cm" loext:contextual-spacing="false"/>
      <style:text-properties style:font-name="Lato" fo:font-size="10pt" officeooo:paragraph-rsid="0025fd69" style:font-size-asian="10pt"/>
    </style:style>
    <style:style style:name="P37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3c8fd" officeooo:paragraph-rsid="0023c8fd" style:font-size-asian="10pt"/>
    </style:style>
    <style:style style:name="P38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47c89" officeooo:paragraph-rsid="00247c89" style:font-size-asian="10pt"/>
    </style:style>
    <style:style style:name="P39" style:family="paragraph" style:parent-style-name="List_20_Paragraph" style:list-style-name="WWNum9">
      <style:paragraph-properties fo:margin-top="0cm" fo:margin-bottom="0cm" loext:contextual-spacing="false"/>
    </style:style>
    <style:style style:name="P40" style:family="paragraph" style:parent-style-name="List_20_Paragraph" style:list-style-name="WWNum9">
      <style:paragraph-properties fo:margin-top="0cm" fo:margin-bottom="0cm" loext:contextual-spacing="false"/>
      <style:text-properties officeooo:paragraph-rsid="001e82af"/>
    </style:style>
    <style:style style:name="P41" style:family="paragraph" style:parent-style-name="List_20_Paragraph" style:list-style-name="WWNum9">
      <style:paragraph-properties fo:margin-top="0cm" fo:margin-bottom="0cm" loext:contextual-spacing="false"/>
      <style:text-properties officeooo:rsid="001e82af" officeooo:paragraph-rsid="001e82af"/>
    </style:style>
    <style:style style:name="P42" style:family="paragraph" style:parent-style-name="List_20_Paragraph" style:list-style-name="WWNum9">
      <style:paragraph-properties fo:margin-top="0cm" fo:margin-bottom="0cm" loext:contextual-spacing="false"/>
      <style:text-properties officeooo:rsid="0023c8fd" officeooo:paragraph-rsid="00247c89"/>
    </style:style>
    <style:style style:name="P43" style:family="paragraph" style:parent-style-name="List_20_Paragraph">
      <style:paragraph-properties fo:margin-top="0cm" fo:margin-bottom="0cm" loext:contextual-spacing="false"/>
      <style:text-properties officeooo:rsid="0023c8fd" officeooo:paragraph-rsid="0023c8fd"/>
    </style:style>
    <style:style style:name="P44" style:family="paragraph" style:parent-style-name="Contact_20_Info">
      <style:text-properties style:font-name="Lato" officeooo:paragraph-rsid="002f3e81"/>
    </style:style>
    <style:style style:name="P45" style:family="paragraph" style:parent-style-name="Footer">
      <style:text-properties style:font-name="Lato Thin" fo:font-size="9pt" officeooo:rsid="003ac5e3" officeooo:paragraph-rsid="003ac5e3" style:font-size-asian="7.84999990463257pt" style:font-size-complex="9pt"/>
    </style:style>
    <style:style style:name="T1" style:family="text">
      <style:text-properties style:font-name="Lato"/>
    </style:style>
    <style:style style:name="T2" style:family="text">
      <style:text-properties style:font-name="Lato" fo:font-weight="bold" style:font-weight-asian="bold"/>
    </style:style>
    <style:style style:name="T3" style:family="text">
      <style:text-properties style:font-name="Lato" fo:font-weight="bold" officeooo:rsid="002f3e81" style:font-weight-asian="bold" style:font-weight-complex="bold"/>
    </style:style>
    <style:style style:name="T4" style:family="text">
      <style:text-properties style:font-name="Lato" fo:font-size="10pt" style:font-size-asian="10pt"/>
    </style:style>
    <style:style style:name="T5" style:family="text">
      <style:text-properties style:font-name="Lato" fo:font-size="10pt" style:font-size-asian="10pt" style:font-size-complex="10pt"/>
    </style:style>
    <style:style style:name="T6" style:family="text">
      <style:text-properties style:font-name="Lato" fo:font-size="10pt" officeooo:rsid="00226cf0" style:font-size-asian="10pt" style:font-size-complex="10pt"/>
    </style:style>
    <style:style style:name="T7" style:family="text">
      <style:text-properties style:font-name="Lato" fo:font-size="10pt" officeooo:rsid="001e82af" style:font-size-asian="10pt"/>
    </style:style>
    <style:style style:name="T8" style:family="text">
      <style:text-properties style:font-name="Lato" fo:font-size="10pt" officeooo:rsid="001ef307" style:font-size-asian="10pt"/>
    </style:style>
    <style:style style:name="T9" style:family="text">
      <style:text-properties style:font-name="Lato" fo:font-size="10pt" officeooo:rsid="0020e855" style:font-size-asian="10pt"/>
    </style:style>
    <style:style style:name="T10" style:family="text">
      <style:text-properties style:font-name="Lato" fo:font-size="10pt" officeooo:rsid="00226cf0" style:font-size-asian="10pt"/>
    </style:style>
    <style:style style:name="T11" style:family="text">
      <style:text-properties style:font-name="Lato" fo:font-size="10pt" officeooo:rsid="0023c8fd" style:font-size-asian="10pt"/>
    </style:style>
    <style:style style:name="T12" style:family="text">
      <style:text-properties style:font-name="Lato" fo:font-size="10pt" officeooo:rsid="00247c89" style:font-size-asian="10pt"/>
    </style:style>
    <style:style style:name="T13" style:family="text">
      <style:text-properties style:font-name="Lato" fo:font-size="10pt" officeooo:rsid="0033a156" style:font-size-asian="10pt"/>
    </style:style>
    <style:style style:name="T14" style:family="text">
      <style:text-properties style:font-name="Lato" fo:font-size="10pt" officeooo:rsid="003ac5e3" style:font-size-asian="10pt"/>
    </style:style>
    <style:style style:name="T15" style:family="text">
      <style:text-properties style:font-name="Lato" fo:font-size="10pt" fo:font-weight="bold" style:font-size-asian="10pt" style:font-weight-asian="bold"/>
    </style:style>
    <style:style style:name="T16" style:family="text">
      <style:text-properties style:font-name="Lato" fo:font-size="10pt" fo:font-weight="bold" style:font-size-asian="10pt" style:font-weight-asian="bold" style:font-size-complex="10pt"/>
    </style:style>
    <style:style style:name="T17" style:family="text">
      <style:text-properties style:font-name="Lato" fo:font-size="10pt" fo:font-weight="bold" officeooo:rsid="00226cf0" style:font-size-asian="10pt" style:font-weight-asian="bold" style:font-size-complex="10pt" style:font-weight-complex="bold"/>
    </style:style>
    <style:style style:name="T18" style:family="text">
      <style:text-properties style:font-name="Lato" fo:font-size="10pt" fo:font-weight="bold" style:font-size-asian="10pt" style:font-weight-asian="bold" style:font-weight-complex="bold"/>
    </style:style>
    <style:style style:name="T19" style:family="text">
      <style:text-properties style:font-name="Lato" fo:font-size="10pt" fo:font-weight="bold" officeooo:rsid="0020e855" style:font-size-asian="10pt" style:font-weight-asian="bold" style:font-weight-complex="bold"/>
    </style:style>
    <style:style style:name="T20" style:family="text">
      <style:text-properties style:font-name="Lato" fo:font-size="10pt" fo:font-weight="bold" officeooo:rsid="00226cf0" style:font-size-asian="10pt" style:font-weight-asian="bold" style:font-weight-complex="bold"/>
    </style:style>
    <style:style style:name="T21" style:family="text">
      <style:text-properties style:font-name="Lato" fo:font-size="10pt" fo:font-weight="bold" officeooo:rsid="0026a1f1" style:font-size-asian="10pt" style:font-weight-asian="bold" style:font-weight-complex="bold"/>
    </style:style>
    <style:style style:name="T22" style:family="text">
      <style:text-properties style:font-name="Lato" fo:font-size="10pt" fo:font-weight="normal" officeooo:rsid="00226cf0" style:font-size-asian="10pt" style:font-weight-asian="normal" style:font-size-complex="10pt" style:font-weight-complex="normal"/>
    </style:style>
    <style:style style:name="T23" style:family="text">
      <style:text-properties style:font-name="Lato" officeooo:rsid="002f3e81"/>
    </style:style>
    <style:style style:name="T24" style:family="text">
      <style:text-properties style:font-name="Lato" fo:font-weight="normal" officeooo:rsid="002f3e81" style:font-weight-asian="normal" style:font-weight-complex="normal"/>
    </style:style>
    <style:style style:name="T25" style:family="text">
      <style:text-properties style:font-name="Lato" style:text-underline-style="none" fo:font-weight="bold" officeooo:rsid="002f3e81" style:font-weight-asian="bold" style:font-weight-complex="bold"/>
    </style:style>
    <style:style style:name="T26" style:family="text">
      <style:text-properties style:font-name="Lato" style:text-underline-style="none" fo:font-weight="normal" officeooo:rsid="002f613d" style:font-weight-asian="normal" style:font-weight-complex="normal"/>
    </style:style>
    <style:style style:name="T27" style:family="text">
      <style:text-properties fo:color="#595959" style:font-name="Lato"/>
    </style:style>
    <style:style style:name="T28" style:family="text">
      <style:text-properties fo:color="#595959" style:font-name="Lato" fo:font-size="10pt" style:font-size-asian="10pt" style:font-size-complex="10pt"/>
    </style:style>
    <style:style style:name="T29" style:family="text">
      <style:text-properties fo:color="#595959" style:font-name="Lato" fo:font-size="10pt" officeooo:rsid="0025fd69" style:font-size-asian="10pt" style:font-size-complex="10pt"/>
    </style:style>
    <style:style style:name="T30" style:family="text">
      <style:text-properties fo:color="#404040" style:font-name="Lato" fo:font-size="10pt" fo:font-weight="bold" style:font-size-asian="10pt" style:font-weight-asian="bold"/>
    </style:style>
    <style:style style:name="T31" style:family="text">
      <style:text-properties fo:color="#404040" style:font-name="Lato" fo:font-size="10pt" fo:font-weight="bold" style:font-size-asian="10pt" style:font-weight-asian="bold" style:font-size-complex="10pt" style:font-weight-complex="normal"/>
    </style:style>
    <style:style style:name="T32" style:family="text">
      <style:text-properties fo:color="#404040" style:font-name="Lato" fo:font-size="10pt" style:font-size-asian="10pt"/>
    </style:style>
    <style:style style:name="T33" style:family="text">
      <style:text-properties fo:color="#404040" style:font-name="Lato Hairline" fo:font-size="9pt" fo:font-weight="bold" style:font-size-asian="9pt" style:font-weight-asian="bold" style:font-size-complex="9pt"/>
    </style:style>
    <style:style style:name="T34" style:family="text">
      <style:text-properties fo:font-size="10pt" style:font-size-asian="10pt"/>
    </style:style>
    <style:style style:name="T35" style:family="text">
      <style:text-properties fo:font-size="10pt" officeooo:rsid="00226cf0" style:font-size-asian="10pt"/>
    </style:style>
    <style:style style:name="T36" style:family="text">
      <style:text-properties fo:font-size="10pt" fo:font-weight="bold" style:font-size-asian="10pt" style:font-weight-asian="bold"/>
    </style:style>
    <style:style style:name="T37" style:family="text">
      <style:text-properties fo:font-size="10pt" fo:font-weight="bold" style:font-size-asian="10pt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harlton Groves</text:p>
      <text:p text:style-name="P44">39 Creswick St Clayfield, Brisbane, 4011</text:p>
      <text:p text:style-name="P25"><text:span text:style-name="T3">Email:</text:span><text:span text:style-name="T25"> </text:span><text:span text:style-name="T26">charltongroves@gmail.com</text:span><text:span text:style-name="T1"><text:tab/></text:span><text:span text:style-name="T3">Web Site: </text:span><text:span text:style-name="T24">charltongroves.com</text:span><text:span text:style-name="T1"><text:line-break/></text:span><text:span text:style-name="T3">Phone: </text:span><text:span text:style-name="T1">0401001014<text:tab/></text:span><text:span text:style-name="T3">Github: </text:span><text:span text:style-name="T23">github.com/charltongroves</text:span></text:p>
      <text:h text:style-name="P17" text:outline-level="1"><text:span text:style-name="T27"><text:line-break/></text:span><text:span text:style-name="T1">Work Experience</text:span></text:h>
      <text:p text:style-name="P8"/>
      <text:p text:style-name="P1"><text:span text:style-name="T2">Web Development</text:span><text:span text:style-name="T4"><text:tab/>Brisbane, QLD</text:span></text:p>
      <text:p text:style-name="P9"><text:span text:style-name="T30">Olive Way</text:span><text:span text:style-name="T32"> </text:span><text:span text:style-name="T4">– Ecommerce clothing brand (Full Stack) (</text:span><text:span text:style-name="T9">Postgres, </text:span><text:span text:style-name="T4">R</text:span><text:span text:style-name="T8">uby </text:span><text:span text:style-name="T4">o</text:span><text:span text:style-name="T8">n </text:span><text:span text:style-name="T4">R</text:span><text:span text:style-name="T8">ails</text:span><text:span text:style-name="T4">, sl</text:span><text:span text:style-name="T8">im)</text:span><text:span text:style-name="T4"><text:tab/>2016</text:span></text:p>
      <text:list xml:id="list8957623057374188247" text:style-name="WWNum9">
        <text:list-item>
          <text:p text:style-name="P30"><text:span text:style-name="T4">Quickly learned and comprehended </text:span><text:span text:style-name="T9">the technologies used in an</text:span><text:span text:style-name="T4"> existing codebase.</text:span></text:p>
        </text:list-item>
        <text:list-item>
          <text:p text:style-name="P31">Came up with solutions to seemingly intractable problems.</text:p>
        </text:list-item>
        <text:list-item>
          <text:p text:style-name="P31">Performed front end optimizations to improve user experience.</text:p>
        </text:list-item>
        <text:list-item>
          <text:p text:style-name="P32">Fixed database schema and performed database migrations.</text:p>
        </text:list-item>
      </text:list>
      <text:p text:style-name="P12"/>
      <text:p text:style-name="P10"><text:span text:style-name="T30">Richard Groves Architects</text:span><text:span text:style-name="T32"> </text:span><text:span text:style-name="T4">- Architecture firm </text:span><text:span text:style-name="T9">(Html/CSS/jQuery)</text:span><text:span text:style-name="T4"><text:tab/>2016-2017</text:span></text:p>
      <text:list xml:id="list181109501590075" text:continue-numbering="true" text:style-name="WWNum9">
        <text:list-item>
          <text:p text:style-name="P33">Developed with the client an extensive requirements list.</text:p>
        </text:list-item>
        <text:list-item>
          <text:p text:style-name="P33">Designed and drew paper prototypes to ensure requirements were satisfied.</text:p>
        </text:list-item>
        <text:list-item>
          <text:p text:style-name="P39"><text:span text:style-name="T4">Implemented </text:span><text:span text:style-name="T9">clean and maintainable code in html/css/jQuery using best practices.</text:span></text:p>
        </text:list-item>
        <text:list-item>
          <text:p text:style-name="P33">Integrated company with Google, Google maps, and Facebook. Performed SEO.</text:p>
        </text:list-item>
        <text:list-item>
          <text:p text:style-name="P33">Worked independently through a project life cycle.</text:p>
        </text:list-item>
      </text:list>
      <text:p text:style-name="P20"/>
      <text:p text:style-name="P1"><text:span text:style-name="T2">Private Tutoring</text:span><text:span text:style-name="T4"><text:tab/>Brisbane, QLD</text:span></text:p>
      <text:p text:style-name="P3">High School Tutor for Math B, Physics, and Chemistry.<text:tab/>2015-Present</text:p>
      <text:list xml:id="list181109133843859" text:continue-numbering="true" text:style-name="WWNum9">
        <text:list-item>
          <text:p text:style-name="P41"><text:span text:style-name="T4">Explained complex concepts using eas</text:span><text:span text:style-name="T9">y</text:span><text:span text:style-name="T4"> to understand terms.</text:span></text:p>
        </text:list-item>
        <text:list-item>
          <text:p text:style-name="P34">Developed action plans based on students’ academic goals.</text:p>
        </text:list-item>
        <text:list-item>
          <text:p text:style-name="P34">Communicated with parents to update them on their child’s progress.</text:p>
        </text:list-item>
      </text:list>
      <text:p text:style-name="P3"/>
      <text:p text:style-name="P1"><text:span text:style-name="T15">Bar Staff, Hospitality </text:span><text:span text:style-name="T4"><text:tab/>Brisbane, QLD</text:span></text:p>
      <text:p text:style-name="P4">Brothers Rugby Club<text:tab/>2015-2016</text:p>
      <text:list xml:id="list181109949249948" text:continue-numbering="true" text:style-name="WWNum9">
        <text:list-item>
          <text:p text:style-name="P34">Maintained high standards of customer service during high volume and<text:line-break/>fast paced operations.</text:p>
        </text:list-item>
        <text:list-item>
          <text:p text:style-name="P40"><text:span text:style-name="T7">Built loyal customers through friendly interactions and consistent appreciation.</text:span><text:span text:style-name="T4"><text:line-break/></text:span></text:p>
        </text:list-item>
      </text:list>
      <text:h text:style-name="P18" text:outline-level="1"/>
      <text:h text:style-name="P18" text:outline-level="1">Projects</text:h>
      <text:p text:style-name="P23"/>
      <text:p text:style-name="P21"><text:span text:style-name="T15">SyncUQ</text:span><text:span text:style-name="T4"> <text:line-break/>A University of Queensland exclusive schedule sharing and social media platform. </text:span><text:span text:style-name="T10">It</text:span><text:span text:style-name="T9"> allows users to find out whether their friends are free as they go on a lunch break at university. </text:span><text:span text:style-name="T10">(due for release May 2017)</text:span><text:span text:style-name="T4"><text:line-break/></text:span><text:bookmark text:name="_GoBack"/><text:span text:style-name="T4">Frontend: </text:span><text:span text:style-name="T18">Purescript</text:span><text:span text:style-name="T4">, </text:span><text:span text:style-name="T18">JavaScript</text:span><text:span text:style-name="T4"><text:line-break/>Backend: </text:span><text:span text:style-name="T18">Python</text:span><text:span text:style-name="T4"> (using </text:span><text:span text:style-name="T18">Flask</text:span><text:span text:style-name="T4"> and </text:span><text:span text:style-name="T18">SQLAlchemy</text:span><text:span text:style-name="T4">), </text:span><text:span text:style-name="T18">Postgres</text:span><text:span text:style-name="T4">, </text:span><text:span text:style-name="T18">Heroku</text:span></text:p>
      <text:p text:style-name="P24"/>
      <text:p text:style-name="P21"><text:span text:style-name="T15">Duxcom<text:line-break/></text:span><text:span text:style-name="T4">Open source, turn based isometric game. Developed </text:span><text:span text:style-name="T11">with a team of 50+ in</text:span><text:span text:style-name="T4"> </text:span><text:span text:style-name="T18">Java</text:span><text:span text:style-name="T4"> using</text:span><text:span text:style-name="T18"> </text:span><text:span text:style-name="T19">C</text:span><text:span text:style-name="T18">ontinuous </text:span><text:span text:style-name="T19">I</text:span><text:span text:style-name="T18">ntegration</text:span><text:span text:style-name="T4"> and </text:span><text:span text:style-name="T19">TDD</text:span><text:span text:style-name="T9">. </text:span><text:span text:style-name="T10">The project was fully integrated with tools such as </text:span><text:span text:style-name="T20">Git</text:span><text:span text:style-name="T10">, </text:span><text:span text:style-name="T20">Jenkins </text:span><text:span text:style-name="T10">(to assist with continuous integration), and </text:span><text:span text:style-name="T20">SonarQube</text:span><text:span text:style-name="T10"> (To ensure clean code).</text:span></text:p>
      <text:p text:style-name="P24"/>
      <text:p text:style-name="P22"><text:span text:style-name="T36">Tetris<text:line-break/></text:span><text:span text:style-name="T34">A remake of the classic game tetris using a 74HCT chip kit and programmed using Atmel Studio and </text:span><text:span text:style-name="T37">the C programming Language</text:span><text:span text:style-name="T34">.</text:span><text:span text:style-name="T35"> The game contained features such as high score tracking, joystick support, and 8-bit sound.</text:span></text:p>
      <text:p text:style-name="P24"/>
      <text:p text:style-name="P21"><text:span text:style-name="T15">Personal Website</text:span><text:span text:style-name="T4"> – </text:span><text:span text:style-name="T10">R</text:span><text:span text:style-name="T4">ead more about my projects here <text:s/></text:span><text:a xlink:type="simple" xlink:href="http://www.charltongroves.com/" text:style-name="Internet_20_link" text:visited-style-name="Visited_20_Internet_20_Link"><text:span text:style-name="T4">www.charltongroves.com</text:span></text:a><text:span text:style-name="T4"> (</text:span><text:span text:style-name="T18">HTML</text:span><text:span text:style-name="T4">, </text:span><text:span text:style-name="T18">CSS</text:span><text:span text:style-name="T4">, </text:span><text:span text:style-name="T18">JS/</text:span><text:span text:style-name="T21">jQuery</text:span><text:span text:style-name="T4">)</text:span><text:span text:style-name="T14">I</text:span></text:p>
      <text:p text:style-name="P26"/>
      <text:p text:style-name="P27"/>
      <text:h text:style-name="P18" text:outline-level="1"><text:soft-page-break/></text:h>
      <text:h text:style-name="P18" text:outline-level="1"/>
      <text:h text:style-name="P18" text:outline-level="1">Technologies </text:h>
      <text:p text:style-name="P5"/>
      <text:p text:style-name="P1"><text:span text:style-name="T5">Object Oriented Programming – </text:span><text:span text:style-name="T16">Java</text:span><text:span text:style-name="T5"> </text:span></text:p>
      <text:p text:style-name="P1"><text:span text:style-name="T5">Scripting – </text:span><text:span text:style-name="T16">Python </text:span><text:span text:style-name="T5">|</text:span><text:span text:style-name="T16"> JavaScript</text:span></text:p>
      <text:p text:style-name="P1"><text:span text:style-name="T5">Functional – </text:span><text:span text:style-name="T16">Haskell*</text:span></text:p>
      <text:p text:style-name="P1"><text:span text:style-name="T5">Systems Programming–</text:span><text:span text:style-name="T16"> C </text:span><text:span text:style-name="T5">|</text:span><text:span text:style-name="T16"> Assembly*</text:span></text:p>
      <text:p text:style-name="P1"><text:span text:style-name="T5">Web Technologies - </text:span><text:span text:style-name="T16">HTML</text:span><text:span text:style-name="T5">/</text:span><text:span text:style-name="T16">CSS</text:span><text:span text:style-name="T5">/</text:span><text:span text:style-name="T16">JS </text:span><text:span text:style-name="T5">|</text:span><text:span text:style-name="T16"> jQuery </text:span><text:span text:style-name="T5">|</text:span><text:span text:style-name="T16"> Purescript | Flask </text:span><text:span text:style-name="T5">|</text:span><text:span text:style-name="T16"> Ruby on Rails </text:span><text:span text:style-name="T5">| </text:span><text:span text:style-name="T16">elm*</text:span></text:p>
      <text:p text:style-name="P1"><text:span text:style-name="T5">Tools - </text:span><text:span text:style-name="T16">Git </text:span><text:span text:style-name="T5">|</text:span><text:span text:style-name="T16"> Jenkins </text:span><text:span text:style-name="T5">|</text:span><text:span text:style-name="T16"> SonarQube </text:span><text:span text:style-name="T5">|</text:span><text:span text:style-name="T16"> Heroku </text:span><text:span text:style-name="T22">| </text:span><text:span text:style-name="T17">AWS</text:span></text:p>
      <text:p text:style-name="P1"><text:span text:style-name="T5">OS - </text:span><text:span text:style-name="T16">Linux</text:span><text:span text:style-name="T5"> |</text:span><text:span text:style-name="T16"> Windows </text:span><text:span text:style-name="T5">| </text:span><text:span text:style-name="T16">OS X</text:span></text:p>
      <text:p text:style-name="P11"><text:span text:style-name="T5">DB – </text:span><text:span text:style-name="T16">MySQL</text:span><text:span text:style-name="T5"> |</text:span><text:span text:style-name="T16"> Postgres</text:span><text:span text:style-name="T2"><text:line-break/></text:span><text:span text:style-name="T31">*</text:span><text:span text:style-name="T33"> limited experience<text:line-break/></text:span></text:p>
      <text:h text:style-name="P18" text:outline-level="1"/>
      <text:h text:style-name="P18" text:outline-level="1">Education</text:h>
      <text:p text:style-name="P7"/>
      <text:p text:style-name="P1"><text:span text:style-name="T16">University of Queensland</text:span><text:span text:style-name="T5"><text:tab/>Brisbane, QLD</text:span></text:p>
      <text:p text:style-name="P6">Bachelor of Science, Extended Major in Computer Science<text:tab/>2015-2018</text:p>
      <text:p text:style-name="P1"><text:span text:style-name="T29">Highly active </text:span><text:span text:style-name="T28">UQ Computing Society </text:span><text:span text:style-name="T29">member</text:span></text:p>
      <text:p text:style-name="P13">2015 – Focus on Physics/Mathematics Dual Major<text:line-break/>2016-2018 – Focus on Computer Science Extended Major</text:p>
      <text:p text:style-name="P14">GPA overall: 5.31 <text:s/>| <text:s/>GPA Comp Sci Related: 5.75</text:p>
      <text:p text:style-name="P13"/>
      <text:p text:style-name="P1"><text:span text:style-name="T16">Church of England Grammar School (Churchie)</text:span><text:span text:style-name="T5"><text:tab/>Brisbane, QLD</text:span></text:p>
      <text:p text:style-name="P1"><text:span text:style-name="T6">Year</text:span><text:span text:style-name="T5"> 6-12<text:tab/>2008-2014</text:span></text:p>
      <text:p text:style-name="P1"><text:span text:style-name="T28">Full colors for academic excellence</text:span><text:span text:style-name="T5"><text:tab/></text:span></text:p>
      <text:p text:style-name="P13">Final year subjects: Math B, Math C, Physics, Chemistry, English, Art</text:p>
      <text:p text:style-name="P2"/>
      <text:h text:style-name="P18" text:outline-level="1"/>
      <text:h text:style-name="P18" text:outline-level="1">Awards</text:h>
      <text:p text:style-name="P16"/>
      <text:list xml:id="list9067509087665519144" text:style-name="WWNum3">
        <text:list-item>
          <text:p text:style-name="P36">Shoot the Architect, Photography portraiture prize – High Commendation</text:p>
        </text:list-item>
        <text:list-item>
          <text:p text:style-name="P35">Young Archie, National traditional art portraiture prize – High Commendation</text:p>
        </text:list-item>
      </text:list>
      <text:p text:style-name="P15"/>
      <text:h text:style-name="P19" text:outline-level="1"/>
      <text:h text:style-name="P19" text:outline-level="1">References</text:h>
      <text:p text:style-name="P43"><text:span text:style-name="T4"><text:line-break/></text:span><text:span text:style-name="T16">Character Reference</text:span></text:p>
      <text:list xml:id="list181110410376698" text:continue-list="list181109949249948" text:style-name="WWNum9">
        <text:list-item>
          <text:p text:style-name="P37">Hans Pearson, President of Brothers Rugby Club Albion - 0408 188 140</text:p>
        </text:list-item>
        <text:list-item>
          <text:p text:style-name="P42"><text:span text:style-name="T4">Sally Quayle, </text:span><text:span text:style-name="T12">P</text:span><text:span text:style-name="T4">arent of tutoring student – </text:span><text:span text:style-name="T13">0403 042 037</text:span></text:p>
        </text:list-item>
        <text:list-item>
          <text:p text:style-name="P38">Bruce Davidson, Group CEO – bdavo@bigpond.net.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Georgia" svg:font-family="Georgia"/>
    <style:font-face style:name="Lato" svg:font-family="Lato"/>
    <style:font-face style:name="Lato Hairline" svg:font-family="'Lato Hairline'"/>
    <style:font-face style:name="Lato Light" svg:font-family="'Lato Light'"/>
    <style:font-face style:name="Lato Medium" svg:font-family="'Lato Medium'"/>
    <style:font-face style:name="FreeSans1" svg:font-family="FreeSans" style:font-family-generic="swiss"/>
    <style:font-face style:name="Lato1" svg:font-family="Lato" style:font-pitch="variable"/>
    <style:font-face style:name="Lato2" svg:font-family="Lato" style:font-adornments="Regular" style:font-pitch="variable"/>
    <style:font-face style:name="Lato Thin" svg:font-family="'Lato Thin'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212cm" fo:margin-bottom="0.212cm" loext:contextual-spacing="false" fo:text-align="start" style:justify-single-word="false" fo:orphans="2" fo:widows="2" fo:text-indent="0cm" style:auto-text-indent="false" style:writing-mode="lr-tb">
        <style:tab-stops>
          <style:tab-stop style:position="16.51cm" style:type="right"/>
        </style:tab-stops>
      </style:paragraph-properties>
      <style:text-properties style:font-name="Georgia" fo:font-family="Georgi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o Medium" fo:font-family="'Lato Medium'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o Light" fo:font-family="'Lato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76cm" loext:contextual-spacing="false" fo:keep-together="always" fo:padding-left="0cm" fo:padding-right="0cm" fo:padding-top="0cm" fo:padding-bottom="0.176cm" fo:border-left="none" fo:border-right="none" fo:border-top="none" fo:border-bottom="0.51pt solid #00000a" fo:keep-with-next="always"/>
      <style:text-properties fo:text-transform="uppercase" fo:color="#000000" fo:font-size="12pt" fo:letter-spacing="0.044cm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weight="bold" style:font-weight-asian="bold"/>
    </style:style>
    <style:style style:name="Name" style:family="paragraph" style:parent-style-name="Standard" style:default-outline-level="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Contact_20_Info" style:display-name="Contact Info" style:family="paragraph" style:parent-style-name="Standard" style:default-outline-level="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/>
    <style:style style:name="Contact_20_info" style:display-name="Contact info" style:family="paragraph" style:parent-style-name="Standard" style:default-outline-level="">
      <style:paragraph-properties fo:margin-left="0.159cm" fo:margin-right="0cm" fo:margin-top="0cm" fo:margin-bottom="0cm" loext:contextual-spacing="false" fo:text-indent="0cm" style:auto-text-indent="false">
        <style:tab-stops/>
      </style:paragraph-properties>
      <style:text-properties fo:color="#969696" style:font-name="Calibri" fo:font-family="Calibri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</style:tab-stops>
      </style:paragraph-properties>
    </style:style>
    <style:style style:name="Endnote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000000" style:font-name="Georgia" fo:font-family="Georgia" fo:font-size="12pt" fo:letter-spacing="0.044cm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family="Arial" fo:font-weight="bold" style:font-weight-asian="bold"/>
    </style:style>
    <style:style style:name="Normal_20_Bold" style:display-name="Normal Bold" style:family="text">
      <style:text-properties fo:font-weight="bold" style:font-weight-asian="bold"/>
    </style:style>
    <style:style style:name="Normal_20_Italic" style:display-name="Normal Italic" style:family="text" style:parent-style-name="Default_20_Paragraph_20_Font">
      <style:text-properties style:font-name="Arial" fo:font-family="Arial"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style:font-name="Georgia" fo:font-family="Georgia"/>
    </style:style>
    <style:style style:name="Footer_20_Char" style:display-name="Footer Char" style:family="text" style:parent-style-name="Default_20_Paragraph_20_Font">
      <style:text-properties style:font-name="Georgia" fo:font-family="Georgia"/>
    </style:style>
    <style:style style:name="_5f_tgc" style:display-name="_tgc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8.2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9.5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0.796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2.0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23.3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24.606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5.8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7.1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Lato2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ato2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ato Thin" fo:font-size="9pt" officeooo:rsid="003ac5e3" officeooo:paragraph-rsid="003ac5e3" style:font-size-asian="7.84999990463257pt" style:font-size-complex="9pt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his document is accurate as of 23-03-201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editing-cycles>35</meta:editing-cycles>
    <meta:creation-date>2017-02-07T09:52:00</meta:creation-date>
    <dc:date>2017-03-23T18:10:40.923936824</dc:date>
    <meta:editing-duration>P1DT14H56M18S</meta:editing-duration>
    <meta:generator>LibreOffice/5.2.2.2$Linux_X86_64 LibreOffice_project/20m0$Build-2</meta:generator>
    <meta:document-statistic meta:table-count="0" meta:image-count="0" meta:object-count="0" meta:page-count="2" meta:paragraph-count="58" meta:word-count="535" meta:character-count="3611" meta:non-whitespace-character-count="3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